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6088" calcext:value-type="float">
            <text:p>138.6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9792" calcext:value-type="float">
            <text:p>137.0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708" calcext:value-type="float">
            <text:p>136.6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7056" calcext:value-type="float">
            <text:p>137.2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88" calcext:value-type="float">
            <text:p>135.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9376" calcext:value-type="float">
            <text:p>125.3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2464" calcext:value-type="float">
            <text:p>125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5968" calcext:value-type="float">
            <text:p>126.2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9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5952" calcext:value-type="float">
            <text:p>117.7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5072" calcext:value-type="float">
            <text:p>114.4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692" calcext:value-type="float">
            <text:p>108.7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2616" calcext:value-type="float">
            <text:p>105.5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7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7101</text:p>
          </table:table-cell>
          <table:table-cell office:value-type="string" calcext:value-type="string">
            <text:p>196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